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5pt" fo:font-weight="normal" officeooo:rsid="001012a0" officeooo:paragraph-rsid="001cb604" style:font-size-asian="25pt" style:font-weight-asian="normal" style:font-size-complex="25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12a0" officeooo:paragraph-rsid="001cb604" style:font-size-asian="12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0pt" style:font-size-asian="17.5pt" style:font-size-complex="20pt"/>
    </style:style>
    <style:style style:name="T4" style:family="text">
      <style:text-properties fo:font-size="20pt" officeooo:rsid="0014e15b" style:font-size-asian="17.5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officeooo:rsid="0014e15b" style:font-size-asian="28pt" style:font-size-complex="28pt"/>
    </style:style>
    <style:style style:name="T7" style:family="text">
      <style:text-properties fo:font-size="28pt" officeooo:rsid="001cb604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officeooo:rsid="001cb604" style:font-size-asian="32pt" style:font-size-complex="32pt"/>
    </style:style>
    <style:style style:name="T10" style:family="text">
      <style:text-properties fo:font-size="32pt" officeooo:rsid="0014e15b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Maranata<text:tab/></text:span><text:tab/>Ministério Avivah<text:span text:style-name="T2"><text:tab/></text:span><text:span text:style-name="T8">[ </text:span><text:span text:style-name="T9">23</text:span><text:span text:style-name="T10"> </text:span><text:span text:style-name="T8">]</text:span></text:p>
      <text:p text:style-name="P1">Tu és a minha luz</text:p>
      <text:p text:style-name="P1">A minha salvação</text:p>
      <text:p text:style-name="P1">E a Ti me renderei</text:p>
      <text:p text:style-name="P1">Se ao teu lado estou</text:p>
      <text:p text:style-name="P1">Seguro em tuas mãos</text:p>
      <text:p text:style-name="P1">Eu nada temerei</text:p>
      <text:p text:style-name="P1"/>
      <text:p text:style-name="P1">Ôô, ôô, ôô</text:p>
      <text:p text:style-name="P1">Tu és Santo, ó Senhor</text:p>
      <text:p text:style-name="P1">Ôô, ôô, ôô</text:p>
      <text:p text:style-name="P1">Tu és digno de louvor</text:p>
      <text:p text:style-name="P1"/>
      <text:p text:style-name="P1">Só em Ti confiarei; Eu nada temerei</text:p>
      <text:p text:style-name="P1">Em frente eu irei</text:p>
      <text:p text:style-name="P1">Pois eu sei que vivo estás!;</text:p>
      <text:p text:style-name="P1">E um dia voltarás</text:p>
      <text:p text:style-name="P1">Do céu pra nos buscar;</text:p>
      <text:p text:style-name="P1">Para sempre Reinarás, aleluia!</text:p>
      <text:p text:style-name="P1"/>
      <text:p text:style-name="P1">Vem Jesus, vem Jesus!</text:p>
      <text:p text:style-name="P1">Maranata ora, vem Senhor Jesus!</text:p>
      <text:p text:style-name="P1">Vem Jesus, vem Jesus!</text:p>
      <text:p text:style-name="P1">Maranata ora, vem Senhor Jesu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3:32:01.847084457</dc:date>
    <meta:editing-duration>PT25M1S</meta:editing-duration>
    <meta:editing-cycles>15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1" meta:word-count="95" meta:character-count="454" meta:non-whitespace-character-count="379"/>
  </office:meta>
</office:document-meta>
</file>